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.617cm" svg:y="0.1cm">
            <draw:object draw:notify-on-update-of-ranges="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4:45:33.612266758</meta:creation-date>
    <dc:date>2024-10-01T15:05:57.213600481</dc:date>
    <meta:editing-duration>PT10M2S</meta:editing-duration>
    <meta:editing-cycles>1</meta:editing-cycles>
    <meta:document-statistic meta:table-count="1" meta:cell-count="22" meta:object-count="1"/>
    <meta:generator>LibreOffice/24.2.3.2$Linux_X86_64 LibreOffice_project/433d9c2ded56988e8a90e6b2e771ee4e6a5ab2ba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4.201cm" style:legend-expansion="high" chart:style-name="ch2"/>
        <chart:plot-area chart:style-name="ch3" table:cell-range-address="Sheet1.B1:Sheet1.B11" chart:data-source-has-labels="row" svg:x="0.538cm" svg:y="0.297cm" svg:width="13.538cm" svg:height="8.638cm">
          <chart:coordinate-region svg:x="1.159cm" svg:y="0.496cm" svg:width="12.73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label-cell-address="Sheet1.B1:Sheet1.B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4">
                <text:p>10.4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33d9c2ded56988e8a90e6b2e771ee4e6a5ab2b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